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language="ru" fo:country="RU" officeooo:rsid="0004def0" officeooo:paragraph-rsid="0004def0" style:font-size-asian="24pt" style:font-size-complex="2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8pt" fo:language="ru" fo:country="RU" officeooo:rsid="0004def0" officeooo:paragraph-rsid="0004def0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о задании №5 (изучение процесса разряда и заряда конденсатора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а Кишишьян Ольг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17T18:05:03.886000000</dc:date>
    <meta:editing-duration>PT4M12S</meta:editing-duration>
    <meta:editing-cycles>3</meta:editing-cycles>
    <meta:document-statistic meta:table-count="0" meta:image-count="0" meta:object-count="0" meta:page-count="1" meta:paragraph-count="2" meta:word-count="13" meta:character-count="92" meta:non-whitespace-character-count="81"/>
  </office:meta>
</office:document-meta>
</file>